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5482"/>
    </style:style>
    <style:style style:name="P2" style:family="paragraph" style:parent-style-name="Standard">
      <style:text-properties officeooo:rsid="00198ee4" officeooo:paragraph-rsid="00198ee4"/>
    </style:style>
    <style:style style:name="P3" style:family="paragraph">
      <style:paragraph-properties fo:text-align="center"/>
    </style:style>
    <style:style style:name="T1" style:family="text">
      <style:text-properties officeooo:rsid="00185482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88cm" fo:min-width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465a4" draw:marker-end="Nyílhegyek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tszerkezek</text:p>
      <text:p text:style-name="Standard"/>
      <text:p text:style-name="Standard">1.Tömb <text:s/>-Homogén egynemű=azonos típusú</text:p>
      <text:p text:style-name="Standard"><text:tab/>-vektor1d</text:p>
      <text:p text:style-name="Standard"><text:tab/>-mátrix2d</text:p>
      <text:p text:style-name="Standard"><text:tab/>-sima tömb:3d,4d&lt;Asszociáció</text:p>
      <text:p text:style-name="Standard"/>
      <text:p text:style-name="Standard"><draw:line text:anchor-type="paragraph" draw:z-index="0" draw:name="Alakzat2" draw:style-name="gr1" draw:text-style-name="P3" svg:x1="2.759cm" svg:y1="0.441cm" svg:x2="5.722cm" svg:y2="1.42cm"><text:p/></draw:line>2.Táblázat -értékpár</text:p>
      <text:p text:style-name="P1"><draw:line text:anchor-type="paragraph" draw:z-index="1" draw:name="Alakzat1" draw:style-name="gr1" draw:text-style-name="P3" svg:x1="2.6cm" svg:y1="0.007cm" svg:x2="0.695cm" svg:y2="0.88cm"><text:p/></draw:line><text:tab/><text:tab/></text:p>
      <text:p text:style-name="P1"/>
      <text:p text:style-name="P1">-kulcs <text:s/><text:tab/><text:tab/><text:tab/><text:tab/>-konkrét érték</text:p>
      <text:p text:style-name="P1"><text:s/>(hol van az érték)</text:p>
      <text:p text:style-name="Standard"/>
      <text:p text:style-name="Standard"/>
      <text:p text:style-name="Standard">3.<text:span text:style-name="T1">Fájlok, állományok</text:span></text:p>
      <text:p text:style-name="Standard">-<text:span text:style-name="T1">direkt (bárhonnan elérhető)</text:span></text:p>
      <text:p text:style-name="Standard">-<text:span text:style-name="T1">véletlenszerű (véletleszerű szerűen)</text:span></text:p>
      <text:p text:style-name="Standard"/>
      <text:p text:style-name="P2">szekvenciális</text:p>
      <text:p text:style-name="P2">1<text:tab/>egymás utáni </text:p>
      <text:p text:style-name="P2"><text:tab/>lista<text:tab/>homogén</text:p>
      <text:p text:style-name="P2"><draw:custom-shape text:anchor-type="paragraph" draw:z-index="4" draw:name="Alakzat3" draw:style-name="gr2" svg:width="1.588cm" svg:height="0.689cm" svg:x="9.982cm" svg:y="0.039cm"><text:p/><draw:enhanced-geometry svg:viewBox="0 0 21600 21600" draw:type="rectangle" draw:enhanced-path="M 0 0 L 21600 0 21600 21600 0 21600 0 0 Z N"/></draw:custom-shape><draw:line text:anchor-type="paragraph" draw:z-index="8" draw:name="Alakzat6" draw:style-name="gr3" draw:text-style-name="P3" svg:x1="12.019cm" svg:y1="0.24cm" svg:x2="12.76cm" svg:y2="4.669cm"><text:p/></draw:line><text:tab/></text:p>
      <text:p text:style-name="P2"><draw:line text:anchor-type="paragraph" draw:z-index="6" draw:name="Alakzat5" draw:style-name="gr3" draw:text-style-name="P3" svg:x1="9.003cm" svg:y1="1.843cm" svg:x2="10.855cm" svg:y2="0.24cm"><text:p/></draw:line></text:p>
      <text:p text:style-name="Standard"/>
      <text:p text:style-name="Standard"><draw:custom-shape text:anchor-type="paragraph" draw:z-index="2" draw:name="Alakzat3" draw:style-name="gr2" svg:width="1.588cm" svg:height="0.689cm" svg:x="1.118cm" svg:y="0.473cm"><text:p/><draw:enhanced-geometry svg:viewBox="0 0 21600 21600" draw:type="rectangle" draw:enhanced-path="M 0 0 L 21600 0 21600 21600 0 21600 0 0 Z N"/></draw:custom-shape></text:p>
      <text:p text:style-name="Standard"><draw:line text:anchor-type="paragraph" draw:z-index="3" draw:name="Alakzat4" draw:style-name="gr3" draw:text-style-name="P3" svg:x1="2.706cm" svg:y1="0.303cm" svg:x2="7.257cm" svg:y2="0.462cm"><text:p/></draw:line><draw:custom-shape text:anchor-type="paragraph" draw:z-index="5" draw:name="Alakzat3" draw:style-name="gr2" svg:width="1.588cm" svg:height="0.689cm" svg:x="7.23cm" svg:y="0.049cm"><text:p/><draw:enhanced-geometry svg:viewBox="0 0 21600 21600" draw:type="rectangle" draw:enhanced-path="M 0 0 L 21600 0 21600 21600 0 21600 0 0 Z N"/></draw:custom-shape><draw:custom-shape text:anchor-type="paragraph" draw:z-index="7" draw:name="Alakzat3" draw:style-name="gr2" svg:width="1.588cm" svg:height="0.689cm" svg:x="11.781cm" svg:y="2.722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Nyílhegyek_20_1" draw:display-name="Nyílhegyek 1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4:44:58.128762465</meta:creation-date>
    <dc:date>2019-01-28T15:04:55.531931175</dc:date>
    <meta:editing-duration>PT9M47S</meta:editing-duration>
    <meta:editing-cycles>1</meta:editing-cycles>
    <meta:document-statistic meta:table-count="0" meta:image-count="0" meta:object-count="0" meta:page-count="1" meta:paragraph-count="16" meta:word-count="32" meta:character-count="295" meta:non-whitespace-character-count="262"/>
    <meta:generator>LibreOffice/6.0.7.3$Linux_X86_64 LibreOffice_project/00m0$Build-3</meta:generator>
  </office:meta>
</office:document-meta>
</file>